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7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7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8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8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8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8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9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9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9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9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9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10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10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10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10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10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6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3" style:family="paragraph">
      <style:paragraph-properties fo:line-height="100.00%" fo:text-align="left" fo:margin-bottom="8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5" style:family="paragraph">
      <style:paragraph-properties fo:line-height="100.00%" fo:text-align="left" fo:margin-bottom="8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7" style:family="paragraph">
      <style:paragraph-properties fo:line-height="100.00%" fo:text-align="left" fo:margin-bottom="8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9" style:family="paragraph">
      <style:paragraph-properties fo:line-height="100.00%" fo:text-align="left" fo:margin-bottom="8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11" style:family="paragraph">
      <style:paragraph-properties fo:line-height="100.00%" fo:text-align="left" fo:margin-bottom="8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13" style:family="paragraph">
      <style:paragraph-properties fo:line-height="100.00%" fo:text-align="left" fo:margin-bottom="8.00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15" style:family="paragraph">
      <style:paragraph-properties fo:line-height="100.00%" fo:text-align="left" fo:margin-bottom="8.00p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17" style:family="paragraph">
      <style:paragraph-properties fo:line-height="100.00%" fo:text-align="left" fo:margin-bottom="8.00p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19" style:family="paragraph">
      <style:paragraph-properties fo:line-height="100.00%" fo:text-align="left" fo:margin-bottom="8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21" style:family="paragraph">
      <style:paragraph-properties fo:line-height="100.00%" fo:text-align="left" fo:margin-bottom="8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23" style:family="paragraph">
      <style:paragraph-properties fo:line-height="100.00%" fo:text-align="left" fo:margin-bottom="8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25" style:family="paragraph">
      <style:paragraph-properties fo:line-height="100.00%" fo:text-align="left" fo:margin-bottom="8.0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27" style:family="paragraph">
      <style:paragraph-properties fo:line-height="100.00%" fo:text-align="left" fo:margin-bottom="8.00p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bottom="8.00pt">
        <style:tab-stops>
          <style:tab-stop style:position="0.00pt"/>
        </style:tab-stops>
      </style:paragraph-properties>
    </style:style>
    <style:style style:name="P29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Project Documentation</text:span></text:p>
      <text:p text:style-name="P1"><text:span text:style-name="T1">1. Introduction</text:span></text:p>
      <text:p text:style-name="P1"><text:span text:style-name="T1">Project Title</text:span><text:span text:style-name="T2">: CookBook<text:s/></text:span><text:span text:style-name="T3">–</text:span><text:span text:style-name="T4"><text:s/>Your Virtual Kitchen Assistant<text:line-break/></text:span><text:span text:style-name="T5">Team Members</text:span><text:span text:style-name="T6">: Team Leader<text:s/></text:span><text:span text:style-name="T7">–</text:span><text:span text:style-name="T8"><text:s/>TAMILVALAVAN K,SATHIYENDHRAN T,JAGANATHAN S,SARVESH M,EASWARAN P.</text:span><text:span text:style-name="T9"/></text:p>
      <text:p text:style-name="P1"><text:span text:style-name="T10">TEAM MEMBER<text:s text:c="2"/>EMAIL ID:11d20tamilvalavan@gmail.com,sathiyageetha4@gmail.com,jagansiva37@gmail.com,sarveshsandy@gmail.com,eashwarane06@gmail.com</text:span></text:p>
      <text:p text:style-name="P1"><text:span text:style-name="T10">2. Project Overview</text:span></text:p>
      <text:p text:style-name="P1"><text:span text:style-name="T10">Purpose</text:span><text:span text:style-name="T11">:<text:line-break/>CookBook is a virtual kitchen assistant designed to help users manage recipes, create meal plans, and generate grocery lists. It provides an intuitive user experience with a wide range of features like recipe recommendations, dietary filters, and cooking instructions.</text:span></text:p>
      <text:p text:style-name="P1"><text:span text:style-name="T12">Features</text:span><text:span text:style-name="T13">:</text:span></text:p>
      <text:list text:style-name="L2">
        <text:list-item>
          <text:p text:style-name="P2"><text:span text:style-name="T14">Recipe Discovery</text:span><text:span text:style-name="T15">: Browse and search for thousands of recipes based on ingredients, cuisine, and dietary preferences.</text:span></text:p>
        </text:list-item>
        <text:list-item>
          <text:p text:style-name="P2"><text:span text:style-name="T16">Meal Planning</text:span><text:span text:style-name="T17">: Plan weekly meals and generate shopping lists automatically.</text:span></text:p>
        </text:list-item>
        <text:list-item>
          <text:p text:style-name="P2"><text:span text:style-name="T18">Ingredient Management</text:span><text:span text:style-name="T19">: Track ingredients you have at home and get recipe suggestions accordingly.</text:span></text:p>
        </text:list-item>
        <text:list-item>
          <text:p text:style-name="P2"><text:span text:style-name="T20">Cooking Mode</text:span><text:span text:style-name="T21">: Step-by-step guided cooking instructions with timers.</text:span></text:p>
        </text:list-item>
        <text:list-item>
          <text:p text:style-name="P2"><text:span text:style-name="T22">Personalized Suggestions</text:span><text:span text:style-name="T23">: AI-based recommendations based on user preferences.</text:span></text:p>
        </text:list-item>
      </text:list>
      <text:p text:style-name="P3"><text:span text:style-name="T23"/></text:p>
      <text:p text:style-name="P3"><text:span text:style-name="T24"/></text:p>
      <text:p text:style-name="P3"><text:span text:style-name="T24"/></text:p>
      <text:p text:style-name="P3"><text:span text:style-name="T24"/></text:p>
      <text:p text:style-name="P3"><text:span text:style-name="T24">3. Architecture</text:span></text:p>
      <text:p text:style-name="P3"><text:span text:style-name="T24">Component Structure</text:span></text:p>
      <text:list text:style-name="L4">
        <text:list-item>
          <text:p text:style-name="P4"><text:span text:style-name="T24">Navbar Component</text:span><text:span text:style-name="T25">: Includes navigation options (Home, Recipes, Meal Planner, Grocery List, Settings).</text:span></text:p>
        </text:list-item>
        <text:list-item>
          <text:p text:style-name="P4"><text:span text:style-name="T26">Recipe Card Component</text:span><text:span text:style-name="T27">: Displays a recipe summary with an image, title, and quick details.</text:span></text:p>
        </text:list-item>
        <text:list-item>
          <text:p text:style-name="P4"><text:span text:style-name="T28">Recipe Details Page</text:span><text:span text:style-name="T29">: Shows full recipe details, including ingredients and cooking steps.</text:span></text:p>
        </text:list-item>
        <text:list-item>
          <text:p text:style-name="P4"><text:span text:style-name="T30">Meal Planner Component</text:span><text:span text:style-name="T31">: Users can add meals to their weekly plan.</text:span></text:p>
        </text:list-item>
        <text:list-item>
          <text:p text:style-name="P4"><text:span text:style-name="T32">Grocery List Component</text:span><text:span text:style-name="T33">: Auto-generates a shopping list based on planned meals.</text:span></text:p>
        </text:list-item>
      </text:list>
      <text:p text:style-name="P5"><text:span text:style-name="T34">State Management</text:span></text:p>
      <text:list text:style-name="L6">
        <text:list-item>
          <text:p text:style-name="P6"><text:span text:style-name="T34">Global State</text:span><text:span text:style-name="T35">: Managed using<text:s/></text:span><text:span text:style-name="T36">Redux Toolkit</text:span><text:span text:style-name="T37"><text:s/>for user preferences and saved recipes.</text:span></text:p>
        </text:list-item>
        <text:list-item>
          <text:p text:style-name="P6"><text:span text:style-name="T38">Local State</text:span><text:span text:style-name="T39">: Managed within components using React's<text:s/></text:span><text:span text:style-name="T40">useState and useEffect</text:span><text:span text:style-name="T41">.</text:span></text:p>
        </text:list-item>
      </text:list>
      <text:p text:style-name="P7"><text:span text:style-name="T42">Routing</text:span></text:p>
      <text:p text:style-name="P7"><text:span text:style-name="T43">Implemented with<text:s/></text:span><text:span text:style-name="T44">React Router</text:span><text:span text:style-name="T45">:</text:span></text:p>
      <text:list text:style-name="L8">
        <text:list-item>
          <text:p text:style-name="P8"><text:span text:style-name="T45">/home<text:s/></text:span><text:span text:style-name="T46">–</text:span><text:span text:style-name="T47"><text:s/>Main page with trending recipes.</text:span></text:p>
        </text:list-item>
        <text:list-item>
          <text:p text:style-name="P8"><text:span text:style-name="T48">/recipes/:id<text:s/></text:span><text:span text:style-name="T49">–</text:span><text:span text:style-name="T50"><text:s/>Detailed view of a selected recipe.</text:span></text:p>
        </text:list-item>
        <text:list-item>
          <text:p text:style-name="P8"><text:span text:style-name="T51">/planner<text:s/></text:span><text:span text:style-name="T52">–</text:span><text:span text:style-name="T53"><text:s/>Meal planner feature.</text:span></text:p>
        </text:list-item>
        <text:list-item>
          <text:p text:style-name="P8"><text:span text:style-name="T54">/grocery-list<text:s/></text:span><text:span text:style-name="T55">–</text:span><text:span text:style-name="T56"><text:s/>Auto-generated shopping list.</text:span></text:p>
        </text:list-item>
      </text:list>
      <text:p text:style-name="P9"><text:span text:style-name="T57"/></text:p>
      <text:p text:style-name="P9"><text:span text:style-name="T58"/></text:p>
      <text:p text:style-name="P9"><text:span text:style-name="T58"/></text:p>
      <text:p text:style-name="P9"><text:span text:style-name="T58">4. Setup Instructions</text:span></text:p>
      <text:p text:style-name="P9"><text:span text:style-name="T58">Prerequisites</text:span></text:p>
      <text:list text:style-name="L10">
        <text:list-item>
          <text:p text:style-name="P10"><text:span text:style-name="T58">Node.js</text:span><text:span text:style-name="T59"><text:s/>(latest stable version)</text:span></text:p>
        </text:list-item>
        <text:list-item>
          <text:p text:style-name="P10"><text:span text:style-name="T60">npm</text:span><text:span text:style-name="T61"><text:s/>or<text:s/></text:span><text:span text:style-name="T62">yarn</text:span><text:span text:style-name="T63"/></text:p>
        </text:list-item>
        <text:list-item>
          <text:p text:style-name="P10"><text:span text:style-name="T63">Code editor (e.g.,<text:s/></text:span><text:span text:style-name="T64">VS Code</text:span><text:span text:style-name="T65">)</text:span></text:p>
        </text:list-item>
      </text:list>
      <text:p text:style-name="P11"><text:span text:style-name="T66">Installation Steps</text:span></text:p>
      <text:list text:style-name="L12">
        <text:list-item>
          <text:p text:style-name="P12"><text:span text:style-name="T66">Clone the repository</text:span><text:span text:style-name="T67"><text:s/></text:span></text:p>
        </text:list-item>
      </text:list>
      <text:p text:style-name="P13"><text:span text:style-name="T67">sh</text:span></text:p>
      <text:p text:style-name="P13"><text:span text:style-name="T67">CopyEdit</text:span></text:p>
      <text:p text:style-name="P13"><text:span text:style-name="T67">git clone<text:s/></text:span><text:a xlink:href="https://github.com/your-repo/cookbook.git"><text:span text:style-name="T68">https://github.com/your-repo/cookbook.git</text:span></text:a><text:span text:style-name="T69"/></text:p>
      <text:p text:style-name="P13"><text:span text:style-name="T69">cd cookbook</text:span></text:p>
      <text:list text:style-name="L14">
        <text:list-item>
          <text:p text:style-name="P14"><text:span text:style-name="T70">Install dependencies</text:span><text:span text:style-name="T71"><text:s/></text:span></text:p>
        </text:list-item>
      </text:list>
      <text:p text:style-name="P15"><text:span text:style-name="T71">sh</text:span></text:p>
      <text:p text:style-name="P15"><text:span text:style-name="T71">CopyEdit</text:span></text:p>
      <text:p text:style-name="P15"><text:span text:style-name="T71">npm install</text:span></text:p>
      <text:list text:style-name="L16">
        <text:list-item>
          <text:p text:style-name="P16"><text:span text:style-name="T72">Start the application</text:span><text:span text:style-name="T73"><text:s/></text:span></text:p>
        </text:list-item>
      </text:list>
      <text:p text:style-name="P17"><text:span text:style-name="T73">sh</text:span></text:p>
      <text:p text:style-name="P17"><text:span text:style-name="T73">CopyEdit</text:span></text:p>
      <text:p text:style-name="P17"><text:span text:style-name="T73">npm start</text:span></text:p>
      <text:p text:style-name="P17"><text:span text:style-name="T73"/></text:p>
      <text:p text:style-name="P17"><text:span text:style-name="T74"/></text:p>
      <text:p text:style-name="P17"><text:span text:style-name="T74"/></text:p>
      <text:p text:style-name="P17"><text:span text:style-name="T74"/></text:p>
      <text:p text:style-name="P17"><text:span text:style-name="T74"/></text:p>
      <text:p text:style-name="P17"><text:span text:style-name="T74">5. Folder Structure</text:span></text:p>
      <text:p text:style-name="P17"><text:span text:style-name="T75">bash</text:span></text:p>
      <text:p text:style-name="P17"><text:span text:style-name="T75">CopyEdit</text:span></text:p>
      <text:p text:style-name="P17"><text:span text:style-name="T75">/cookbook</text:span></text:p>
      <text:p text:style-name="P17"><text:span text:style-name="T75"><text:s/></text:span><text:span text:style-name="T76">├──</text:span><text:span text:style-name="T77"><text:s/>/src</text:span></text:p>
      <text:p text:style-name="P17"><text:span text:style-name="T77"><text:s/></text:span><text:span text:style-name="T78">│</text:span><text:span text:style-name="T79"><text:s text:c="3"/></text:span><text:span text:style-name="T80">├──</text:span><text:span text:style-name="T81"><text:s/>/components<text:s text:c="4"/># Reusable components</text:span></text:p>
      <text:p text:style-name="P17"><text:span text:style-name="T81"><text:s/></text:span><text:span text:style-name="T82">│</text:span><text:span text:style-name="T83"><text:s text:c="3"/></text:span><text:span text:style-name="T84">├──</text:span><text:span text:style-name="T85"><text:s/>/pages<text:s text:c="9"/># Different views (Home, Recipe Detail, etc.)</text:span></text:p>
      <text:p text:style-name="P17"><text:span text:style-name="T85"><text:s/></text:span><text:span text:style-name="T86">│</text:span><text:span text:style-name="T87"><text:s text:c="3"/></text:span><text:span text:style-name="T88">├──</text:span><text:span text:style-name="T89"><text:s/>/store<text:s text:c="9"/># Redux state management</text:span></text:p>
      <text:p text:style-name="P17"><text:span text:style-name="T89"><text:s/></text:span><text:span text:style-name="T90">│</text:span><text:span text:style-name="T91"><text:s text:c="3"/></text:span><text:span text:style-name="T92">├──</text:span><text:span text:style-name="T93"><text:s/>/assets<text:s text:c="8"/># Images, icons, etc.</text:span></text:p>
      <text:p text:style-name="P17"><text:span text:style-name="T93"><text:s/></text:span><text:span text:style-name="T94">│</text:span><text:span text:style-name="T95"><text:s text:c="3"/></text:span><text:span text:style-name="T96">├──</text:span><text:span text:style-name="T97"><text:s/>/utils<text:s text:c="9"/># Helper functions</text:span></text:p>
      <text:p text:style-name="P17"><text:span text:style-name="T97"><text:s/></text:span><text:span text:style-name="T98">│</text:span><text:span text:style-name="T99"><text:s text:c="3"/></text:span><text:span text:style-name="T100">├──</text:span><text:span text:style-name="T101"><text:s/>App.js<text:s text:c="9"/># Main app component</text:span></text:p>
      <text:p text:style-name="P17"><text:span text:style-name="T101"><text:s/></text:span><text:span text:style-name="T102">│</text:span><text:span text:style-name="T103"><text:s text:c="3"/></text:span><text:span text:style-name="T104">├──</text:span><text:span text:style-name="T105"><text:s/>index.js<text:s text:c="7"/># Entry point</text:span></text:p>
      <text:p text:style-name="P17"><text:span text:style-name="T105"><text:s/></text:span><text:span text:style-name="T106">├──</text:span><text:span text:style-name="T107"><text:s/>package.json</text:span></text:p>
      <text:p text:style-name="P17"><text:span text:style-name="T107"><text:s/></text:span><text:span text:style-name="T108">├──</text:span><text:span text:style-name="T109"><text:s/>README.md</text:span></text:p>
      <text:p text:style-name="P17"><text:span text:style-name="T109"/></text:p>
      <text:p text:style-name="P17"><text:span text:style-name="T110"/></text:p>
      <text:p text:style-name="P17"><text:span text:style-name="T110"/></text:p>
      <text:p text:style-name="P17"><text:span text:style-name="T110"/></text:p>
      <text:p text:style-name="P17"><text:span text:style-name="T110"/></text:p>
      <text:p text:style-name="P17"><text:span text:style-name="T110"/></text:p>
      <text:p text:style-name="P17"><text:span text:style-name="T110"/></text:p>
      <text:p text:style-name="P17"><text:span text:style-name="T110"/></text:p>
      <text:p text:style-name="P17"><text:span text:style-name="T110"/></text:p>
      <text:p text:style-name="P17"><text:span text:style-name="T110"/></text:p>
      <text:p text:style-name="P17"><text:span text:style-name="T110">6. Running the Application</text:span></text:p>
      <text:p text:style-name="P17"><text:span text:style-name="T111">To start the frontend server:</text:span></text:p>
      <text:p text:style-name="P17"><text:span text:style-name="T111">sh</text:span></text:p>
      <text:p text:style-name="P17"><text:span text:style-name="T111">CopyEdit</text:span></text:p>
      <text:p text:style-name="P17"><text:span text:style-name="T111">npm start</text:span></text:p>
      <text:p text:style-name="P17"><text:span text:style-name="T111">The application will be available at<text:s/></text:span><text:a xlink:href="http://localhost:3000/"><text:span text:style-name="T112">http://localhost:3000/</text:span></text:a><text:span text:style-name="T113">.</text:span></text:p>
      <text:p text:style-name="P17"><text:span text:style-name="T113"/></text:p>
      <text:p text:style-name="P17"><text:span text:style-name="T114">7. Component Documentation</text:span></text:p>
      <text:p text:style-name="P17"><text:span text:style-name="T114">Key Components</text:span></text:p>
      <text:list text:style-name="L18">
        <text:list-item>
          <text:p text:style-name="P18"><text:span text:style-name="T114">RecipeCard.js</text:span><text:span text:style-name="T115">: Displays recipe summary.</text:span></text:p>
        </text:list-item>
        <text:list-item>
          <text:p text:style-name="P18"><text:span text:style-name="T116">RecipeDetail.js</text:span><text:span text:style-name="T117">: Shows detailed view of a recipe.</text:span></text:p>
        </text:list-item>
        <text:list-item>
          <text:p text:style-name="P18"><text:span text:style-name="T118">MealPlanner.js</text:span><text:span text:style-name="T119">: Allows users to add recipes to their meal plan.</text:span></text:p>
        </text:list-item>
        <text:list-item>
          <text:p text:style-name="P18"><text:span text:style-name="T120">GroceryList.js</text:span><text:span text:style-name="T121">: Displays auto-generated shopping list.</text:span></text:p>
        </text:list-item>
      </text:list>
      <text:p text:style-name="P19"><text:span text:style-name="T122">Reusable Components</text:span></text:p>
      <text:list text:style-name="L20">
        <text:list-item>
          <text:p text:style-name="P20"><text:span text:style-name="T122">Button.js</text:span><text:span text:style-name="T123">: Customizable button component.</text:span></text:p>
        </text:list-item>
        <text:list-item>
          <text:p text:style-name="P20"><text:span text:style-name="T124">SearchBar.js</text:span><text:span text:style-name="T125">: Input field for searching recipes.</text:span></text:p>
        </text:list-item>
        <text:list-item>
          <text:p text:style-name="P20"><text:span text:style-name="T126">Modal.js</text:span><text:span text:style-name="T127">: Popup modal for adding notes or extra details.</text:span></text:p>
        </text:list-item>
      </text:list>
      <text:p text:style-name="P21"><text:span text:style-name="T127"/></text:p>
      <text:p text:style-name="P21"><text:span text:style-name="T128"/></text:p>
      <text:p text:style-name="P21"><text:span text:style-name="T128"/></text:p>
      <text:p text:style-name="P21"><text:span text:style-name="T128"/></text:p>
      <text:p text:style-name="P21"><text:span text:style-name="T128"/></text:p>
      <text:p text:style-name="P21"><text:span text:style-name="T128"/></text:p>
      <text:p text:style-name="P21"><text:span text:style-name="T128"/></text:p>
      <text:p text:style-name="P21"><text:span text:style-name="T128">8. User Interface</text:span></text:p>
      <text:p text:style-name="P21"><text:span text:style-name="T128">Screenshots</text:span></text:p>
      <text:p text:style-name="P21"><text:span text:style-name="T129">(Add UI images showcasing different pages like home, recipe detail, meal planner, and grocery list.)</text:span></text:p>
      <text:p text:style-name="P21"><text:span text:style-name="T129"/></text:p>
      <text:p text:style-name="P21"><text:span text:style-name="T130">9. Styling</text:span></text:p>
      <text:list text:style-name="L22">
        <text:list-item>
          <text:p text:style-name="P22"><text:span text:style-name="T130">CSS Frameworks Used</text:span><text:span text:style-name="T131">: Tailwind CSS / Styled Components</text:span></text:p>
        </text:list-item>
        <text:list-item>
          <text:p text:style-name="P22"><text:span text:style-name="T132">Theming</text:span><text:span text:style-name="T133">: Customizable dark and light modes.</text:span></text:p>
        </text:list-item>
      </text:list>
      <text:p text:style-name="P23"><text:span text:style-name="T133"/></text:p>
      <text:p text:style-name="P23"><text:span text:style-name="T134">10. Testing</text:span></text:p>
      <text:p text:style-name="P23"><text:span text:style-name="T134">Testing Strategy</text:span></text:p>
      <text:list text:style-name="L24">
        <text:list-item>
          <text:p text:style-name="P24"><text:span text:style-name="T134">Unit Testing</text:span><text:span text:style-name="T135">: Jest &amp; React Testing Library for component testing.</text:span></text:p>
        </text:list-item>
        <text:list-item>
          <text:p text:style-name="P24"><text:span text:style-name="T136">Integration Testing</text:span><text:span text:style-name="T137">: Cypress for end-to-end testing.</text:span></text:p>
        </text:list-item>
      </text:list>
      <text:p text:style-name="P25"><text:span text:style-name="T138">Code Coverage</text:span></text:p>
      <text:p text:style-name="P25"><text:span text:style-name="T139">To check test coverage:</text:span></text:p>
      <text:p text:style-name="P25"><text:span text:style-name="T139">sh</text:span></text:p>
      <text:p text:style-name="P25"><text:span text:style-name="T139">CopyEdit</text:span></text:p>
      <text:p text:style-name="P25"><text:span text:style-name="T139">npm test -- --coverage</text:span></text:p>
      <text:p text:style-name="P25"><text:span text:style-name="T139"/></text:p>
      <text:p text:style-name="P25"><text:span text:style-name="T140"/></text:p>
      <text:p text:style-name="P25"><text:span text:style-name="T140"/></text:p>
      <text:p text:style-name="P25"><text:span text:style-name="T140"/></text:p>
      <text:p text:style-name="P25"><text:span text:style-name="T140"/></text:p>
      <text:p text:style-name="P25"><text:span text:style-name="T140"/></text:p>
      <text:p text:style-name="P25"><text:span text:style-name="T140"/></text:p>
      <text:p text:style-name="P25"><text:span text:style-name="T140">11. Known Issues</text:span></text:p>
      <text:list text:style-name="L26">
        <text:list-item>
          <text:p text:style-name="P26"><text:span text:style-name="T141">(List any known bugs or areas for improvement)</text:span></text:p>
        </text:list-item>
      </text:list>
      <text:p text:style-name="P27"><text:span text:style-name="T141"/></text:p>
      <text:p text:style-name="P27"><text:span text:style-name="T142">12. Future Enhancements</text:span></text:p>
      <text:list text:style-name="L28">
        <text:list-item>
          <text:p text:style-name="P28"><text:span text:style-name="T142">Voice Assistant Integration</text:span><text:span text:style-name="T143"><text:s/>for hands-free cooking.</text:span></text:p>
        </text:list-item>
        <text:list-item>
          <text:p text:style-name="P28"><text:span text:style-name="T144">More Dietary Preferences</text:span><text:span text:style-name="T145"><text:s/>support (e.g., Keto, Vegan, Paleo).</text:span></text:p>
        </text:list-item>
        <text:list-item>
          <text:p text:style-name="P28"><text:span text:style-name="T146">Social Features</text:span><text:span text:style-name="T147"><text:s/>(Recipe sharing &amp; community discussions).</text:span></text:p>
        </text:list-item>
      </text:list>
      <text:p text:style-name="P29"><text:span text:style-name="T147"/></text:p>
      <text:p text:style-name="P29"><text:span text:style-name="T148">13. Conclusion</text:span></text:p>
      <text:p text:style-name="P29"><text:span text:style-name="T149">CookBook is a modern, interactive kitchen assistant that simplifies cooking and meal planning. Future enhancements will further improve usability and personalization.</text:span></text:p>
      <text:p text:style-name="P29"><text:span text:style-name="T1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